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8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ce10" style:family="table-cell" style:parent-style-name="Default">
      <style:text-properties fo:color="#0066cc"/>
    </style:style>
    <style:style style:name="ce11" style:family="table-cell" style:parent-style-name="Default"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fo:color="#0066cc"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color="#0066cc" fo:font-weight="normal" style:font-weight-asian="normal" style:font-weight-complex="normal"/>
    </style:style>
    <style:style style:name="ce17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Value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OsCommerce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visibility="collapse" table:default-cell-style-name="Default"/>
        <table:table-row table:style-name="ro1">
          <table:table-cell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excl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incl</text:p>
          </table:table-cell>
          <table:table-cell table:style-name="ce2" office:value-type="string" calcext:value-type="string">
            <text:p>total</text:p>
          </table:table-cell>
          <table:table-cell table:style-name="ce11" office:value-type="string" calcext:value-type="string">
            <text:p>tax euro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4">
            <text:p>Products</text:p>
          </table:table-cell>
          <table:table-cell office:value-type="float" office:value="1" calcext:value-type="float">
            <text:p>1</text:p>
          </table:table-cell>
          <table:table-cell table:style-name="ce10" table:formula="of:=IF([.B2]=&quot;&quot;;&quot;&quot;;[.F2]/(1+[.D2]/100)/[.B2])" office:value-type="float" office:value="26.7983193277311" calcext:value-type="float">
            <text:p>26,7983193277</text:p>
          </table:table-cell>
          <table:table-cell office:value-type="float" office:value="19" calcext:value-type="float">
            <text:p>19</text:p>
          </table:table-cell>
          <table:table-cell table:style-name="ce10" table:formula="of:=IF([.B2]=&quot;&quot;;&quot;&quot;;[.F2]/[.B2])" office:value-type="float" office:value="31.89" calcext:value-type="float">
            <text:p>31,89</text:p>
          </table:table-cell>
          <table:table-cell office:value-type="float" office:value="31.89" calcext:value-type="float">
            <text:p>31,89</text:p>
          </table:table-cell>
          <table:table-cell table:style-name="ce12" table:formula="of:=IF([.B2]=&quot;&quot;;&quot;&quot;;[.F2]-([.B2]*[.C2]))" office:value-type="float" office:value="5.09168067226891" calcext:value-type="float">
            <text:p>5,091680672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style-name="ce10" table:formula="of:=IF([.B3]=&quot;&quot;;&quot;&quot;;[.F3]/(1+[.D3]/100)/[.B3])" office:value-type="float" office:value="1.5625" calcext:value-type="float">
            <text:p>1,5625</text:p>
          </table:table-cell>
          <table:table-cell office:value-type="float" office:value="28" calcext:value-type="float">
            <text:p>28</text:p>
          </table:table-cell>
          <table:table-cell table:style-name="ce10" table:formula="of:=IF([.B3]=&quot;&quot;;&quot;&quot;;[.F3]/[.B3]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2" table:formula="of:=IF([.B3]=&quot;&quot;;&quot;&quot;;[.F3]-([.B3]*[.C3]))" office:value-type="float" office:value="2.625" calcext:value-type="float">
            <text:p>2,625</text:p>
          </table:table-cell>
        </table:table-row>
        <table:table-row table:style-name="ro1">
          <table:covered-table-cell/>
          <table:table-cell/>
          <table:table-cell table:style-name="ce10" table:formula="of:=IF([.B4]=&quot;&quot;;&quot;&quot;;[.F4]/(1+[.D4]/100)/[.B4])">
            <text:p/>
          </table:table-cell>
          <table:table-cell/>
          <table:table-cell table:style-name="ce10" table:formula="of:=IF([.B4]=&quot;&quot;;&quot;&quot;;[.F4]/[.B4])">
            <text:p/>
          </table:table-cell>
          <table:table-cell/>
          <table:table-cell table:style-name="ce12" table:formula="of:=IF([.B4]=&quot;&quot;;&quot;&quot;;[.F4]-([.B4]*[.C4]))">
            <text:p/>
          </table:table-cell>
        </table:table-row>
        <table:table-row table:style-name="ro1">
          <table:covered-table-cell/>
          <table:table-cell/>
          <table:table-cell table:style-name="ce10" table:formula="of:=IF([.B5]=&quot;&quot;;&quot;&quot;;[.F5]/(1+[.D5]/100)/[.B5])">
            <text:p/>
          </table:table-cell>
          <table:table-cell/>
          <table:table-cell table:style-name="ce10" table:formula="of:=IF([.B5]=&quot;&quot;;&quot;&quot;;[.F5]/[.B5])">
            <text:p/>
          </table:table-cell>
          <table:table-cell/>
          <table:table-cell table:style-name="ce12" table:formula="of:=IF([.B5]=&quot;&quot;;&quot;&quot;;[.F5]-([.B5]*[.C5]))">
            <text:p/>
          </table:table-cell>
        </table:table-row>
        <table:table-row table:style-name="ro1">
          <table:covered-table-cell/>
          <table:table-cell/>
          <table:table-cell table:style-name="ce10" table:formula="of:=IF([.B6]=&quot;&quot;;&quot;&quot;;[.F6]/(1+[.D6]/100)/[.B6])">
            <text:p/>
          </table:table-cell>
          <table:table-cell/>
          <table:table-cell table:style-name="ce10" table:formula="of:=IF([.B6]=&quot;&quot;;&quot;&quot;;[.F6]/[.B6])">
            <text:p/>
          </table:table-cell>
          <table:table-cell/>
          <table:table-cell table:style-name="ce12" table:formula="of:=IF([.B6]=&quot;&quot;;&quot;&quot;;[.F6]-([.B6]*[.C6]))">
            <text:p/>
          </table:table-cell>
        </table:table-row>
        <table:table-row table:style-name="ro1">
          <table:covered-table-cell/>
          <table:table-cell/>
          <table:table-cell table:style-name="ce10" table:formula="of:=IF([.B7]=&quot;&quot;;&quot;&quot;;[.F7]/(1+[.D7]/100)/[.B7])">
            <text:p/>
          </table:table-cell>
          <table:table-cell/>
          <table:table-cell table:style-name="ce10" table:formula="of:=IF([.B7]=&quot;&quot;;&quot;&quot;;[.F7]/[.B7])">
            <text:p/>
          </table:table-cell>
          <table:table-cell/>
          <table:table-cell table:style-name="ce12" table:formula="of:=IF([.B7]=&quot;&quot;;&quot;&quot;;[.F7]-([.B7]*[.C7]))">
            <text:p/>
          </table:table-cell>
        </table:table-row>
        <table:table-row table:style-name="ro1">
          <table:covered-table-cell/>
          <table:table-cell/>
          <table:table-cell table:style-name="ce10" table:formula="of:=IF([.B8]=&quot;&quot;;&quot;&quot;;[.F8]/(1+[.D8]/100)/[.B8])">
            <text:p/>
          </table:table-cell>
          <table:table-cell/>
          <table:table-cell table:style-name="ce10" table:formula="of:=IF([.B8]=&quot;&quot;;&quot;&quot;;[.F8]/[.B8])">
            <text:p/>
          </table:table-cell>
          <table:table-cell/>
          <table:table-cell table:style-name="ce12" table:formula="of:=IF([.B8]=&quot;&quot;;&quot;&quot;;[.F8]-([.B8]*[.C8]))">
            <text:p/>
          </table:table-cell>
        </table:table-row>
        <table:table-row table:style-name="ro1">
          <table:covered-table-cell/>
          <table:table-cell/>
          <table:table-cell table:style-name="ce10" table:formula="of:=IF([.B9]=&quot;&quot;;&quot;&quot;;[.F9]/(1+[.D9]/100)/[.B9])">
            <text:p/>
          </table:table-cell>
          <table:table-cell/>
          <table:table-cell table:style-name="ce10" table:formula="of:=IF([.B9]=&quot;&quot;;&quot;&quot;;[.F9]/[.B9])">
            <text:p/>
          </table:table-cell>
          <table:table-cell/>
          <table:table-cell table:style-name="ce12" table:formula="of:=IF([.B9]=&quot;&quot;;&quot;&quot;;[.F9]-([.B9]*[.C9]))">
            <text:p/>
          </table:table-cell>
        </table:table-row>
        <table:table-row table:style-name="ro1">
          <table:covered-table-cell/>
          <table:table-cell/>
          <table:table-cell table:style-name="ce10" table:formula="of:=IF([.B10]=&quot;&quot;;&quot;&quot;;[.F10]/(1+[.D10]/100)/[.B10])">
            <text:p/>
          </table:table-cell>
          <table:table-cell/>
          <table:table-cell table:style-name="ce10" table:formula="of:=IF([.B10]=&quot;&quot;;&quot;&quot;;[.F10]/[.B10])">
            <text:p/>
          </table:table-cell>
          <table:table-cell/>
          <table:table-cell table:style-name="ce12" table:formula="of:=IF([.B10]=&quot;&quot;;&quot;&quot;;[.F10]-([.B10]*[.C10]))">
            <text:p/>
          </table:table-cell>
        </table:table-row>
        <table:table-row table:style-name="ro1">
          <table:covered-table-cell/>
          <table:table-cell/>
          <table:table-cell table:style-name="ce10" table:formula="of:=IF([.B11]=&quot;&quot;;&quot;&quot;;[.F11]/(1+[.D11]/100)/[.B11])">
            <text:p/>
          </table:table-cell>
          <table:table-cell/>
          <table:table-cell table:style-name="ce10" table:formula="of:=IF([.B11]=&quot;&quot;;&quot;&quot;;[.F11]/[.B11])">
            <text:p/>
          </table:table-cell>
          <table:table-cell/>
          <table:table-cell table:style-name="ce12" table:formula="of:=IF([.B11]=&quot;&quot;;&quot;&quot;;[.F11]-([.B11]*[.C11]))">
            <text:p/>
          </table:table-cell>
        </table:table-row>
        <table:table-row table:style-name="ro1">
          <table:covered-table-cell/>
          <table:table-cell/>
          <table:table-cell table:style-name="ce10" table:formula="of:=IF([.B12]=&quot;&quot;;&quot;&quot;;[.F12]/(1+[.D12]/100)/[.B12])">
            <text:p/>
          </table:table-cell>
          <table:table-cell/>
          <table:table-cell table:style-name="ce10" table:formula="of:=IF([.B12]=&quot;&quot;;&quot;&quot;;[.F12]/[.B12])">
            <text:p/>
          </table:table-cell>
          <table:table-cell/>
          <table:table-cell table:style-name="ce12" table:formula="of:=IF([.B12]=&quot;&quot;;&quot;&quot;;[.F12]-([.B12]*[.C12]))">
            <text:p/>
          </table:table-cell>
        </table:table-row>
        <table:table-row table:style-name="ro1">
          <table:covered-table-cell/>
          <table:table-cell/>
          <table:table-cell table:style-name="ce10" table:formula="of:=IF([.B13]=&quot;&quot;;&quot;&quot;;[.F13]/(1+[.D13]/100)/[.B13])">
            <text:p/>
          </table:table-cell>
          <table:table-cell/>
          <table:table-cell table:style-name="ce10" table:formula="of:=IF([.B13]=&quot;&quot;;&quot;&quot;;[.F13]/[.B13])">
            <text:p/>
          </table:table-cell>
          <table:table-cell/>
          <table:table-cell table:style-name="ce12" table:formula="of:=IF([.B13]=&quot;&quot;;&quot;&quot;;[.F13]-([.B13]*[.C13]))">
            <text:p/>
          </table:table-cell>
        </table:table-row>
        <table:table-row table:style-name="ro1">
          <table:covered-table-cell/>
          <table:table-cell/>
          <table:table-cell table:style-name="ce10" table:formula="of:=IF([.B14]=&quot;&quot;;&quot;&quot;;[.F14]/(1+[.D14]/100)/[.B14])">
            <text:p/>
          </table:table-cell>
          <table:table-cell/>
          <table:table-cell table:style-name="ce10" table:formula="of:=IF([.B14]=&quot;&quot;;&quot;&quot;;[.F14]/[.B14])">
            <text:p/>
          </table:table-cell>
          <table:table-cell/>
          <table:table-cell table:style-name="ce12" table:formula="of:=IF([.B14]=&quot;&quot;;&quot;&quot;;[.F14]-([.B14]*[.C14]))">
            <text:p/>
          </table:table-cell>
        </table:table-row>
        <table:table-row table:style-name="ro1">
          <table:covered-table-cell/>
          <table:table-cell/>
          <table:table-cell table:style-name="ce10" table:formula="of:=IF([.B15]=&quot;&quot;;&quot;&quot;;[.F15]/(1+[.D15]/100)/[.B15])">
            <text:p/>
          </table:table-cell>
          <table:table-cell/>
          <table:table-cell table:style-name="ce10" table:formula="of:=IF([.B15]=&quot;&quot;;&quot;&quot;;[.F15]/[.B15])">
            <text:p/>
          </table:table-cell>
          <table:table-cell/>
          <table:table-cell table:style-name="ce12" table:formula="of:=IF([.B15]=&quot;&quot;;&quot;&quot;;[.F15]-([.B15]*[.C15]))">
            <text:p/>
          </table:table-cell>
        </table:table-row>
        <table:table-row table:style-name="ro1">
          <table:table-cell table:style-name="ce2" office:value-type="string" calcext:value-type="string">
            <text:p>Shipping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IF([.B16]=&quot;&quot;;&quot;&quot;;[.F16]/(1+[.D16]/100)/[.B16])" office:value-type="float" office:value="3.046875" calcext:value-type="float">
            <text:p>3,046875</text:p>
          </table:table-cell>
          <table:table-cell table:style-name="ce10" table:formula="of:=MAX([.D2:.D14])" office:value-type="float" office:value="28" calcext:value-type="float">
            <text:p>28</text:p>
          </table:table-cell>
          <table:table-cell table:style-name="ce10" table:formula="of:=IF([.B16]=&quot;&quot;;&quot;&quot;;[.F16]/[.B16])" office:value-type="float" office:value="3.9" calcext:value-type="float">
            <text:p>3,9</text:p>
          </table:table-cell>
          <table:table-cell office:value-type="float" office:value="3.9" calcext:value-type="float">
            <text:p>3,9</text:p>
          </table:table-cell>
          <table:table-cell table:style-name="ce12" table:formula="of:=IF([.B16]=&quot;&quot;;&quot;&quot;;[.F16]-([.B16]*[.C16]))" office:value-type="float" office:value="0.853125" calcext:value-type="float">
            <text:p>0,8531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tax</text:p>
          </table:table-cell>
          <table:table-cell table:style-name="ce7"/>
          <table:table-cell table:number-columns-repeated="2"/>
          <table:table-cell table:style-name="ce2" office:value-type="string" calcext:value-type="string">
            <text:p>Subtotal</text:p>
          </table:table-cell>
          <table:table-cell table:style-name="ce10" table:formula="of:=SUM([.F2:.F15])" office:value-type="float" office:value="43.89" calcext:value-type="float">
            <text:p>43,89</text:p>
          </table:table-cell>
          <table:table-cell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float" office:value="5.09168067226891" calcext:value-type="float">
            <text:p>5,0916806723</text:p>
          </table:table-cell>
          <table:table-cell table:number-columns-repeated="2"/>
          <table:table-cell table:style-name="ce2" office:value-type="string" calcext:value-type="string">
            <text:p>Rabat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9" office:value-type="float" office:value="3.478125" calcext:value-type="float">
            <text:p>3,478125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10" table:formula="of:=SUM([.F2:.F16])+[.F19]" office:value-type="float" office:value="47.79" calcext:value-type="float">
            <text:p>47,79</text:p>
          </table:table-cell>
          <table:table-cell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ento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default-cell-style-name="ce16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number-columns-repeated="1017" table:default-cell-style-name="Default"/>
        <table:table-row table:style-name="ro1">
          <table:table-cell table:style-name="ce13"/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Subtotal</text:p>
          </table:table-cell>
          <table:table-cell table:style-name="ce13" office:value-type="string" calcext:value-type="string">
            <text:p>Tax Amount</text:p>
          </table:table-cell>
          <table:table-cell table:style-name="ce13" office:value-type="string" calcext:value-type="string">
            <text:p>Tax Percent</text:p>
          </table:table-cell>
          <table:table-cell table:style-name="ce13" office:value-type="string" calcext:value-type="string">
            <text:p>RowTotal</text:p>
          </table:table-cell>
          <table:table-cell table:style-name="ce13"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14">
            <text:p>Products</text:p>
          </table:table-cell>
          <table:table-cell office:value-type="float" office:value="69.75" calcext:value-type="float">
            <text:p>69,75</text:p>
          </table:table-cell>
          <table:table-cell office:value-type="float" office:value="2" calcext:value-type="float">
            <text:p>2</text:p>
          </table:table-cell>
          <table:table-cell table:formula="of:=IF([.B2]=&quot;&quot;;&quot;&quot;;[.B2]*[.C2])" office:value-type="float" office:value="139.5" calcext:value-type="float">
            <text:p>139,5</text:p>
          </table:table-cell>
          <table:table-cell table:formula="of:=IF([.B2]=&quot;&quot;;&quot;&quot;;[.D2]*[.F2]/100)" office:value-type="float" office:value="26.505" calcext:value-type="float">
            <text:p>26,505</text:p>
          </table:table-cell>
          <table:table-cell office:value-type="float" office:value="19" calcext:value-type="float">
            <text:p>19</text:p>
          </table:table-cell>
          <table:table-cell table:formula="of:=IF([.B2]=&quot;&quot;;&quot;&quot;;[.D2]+[.E2])" office:value-type="float" office:value="166.005" calcext:value-type="float">
            <text:p>166,00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41.5" calcext:value-type="float">
            <text:p>41,5</text:p>
          </table:table-cell>
          <table:table-cell office:value-type="float" office:value="2" calcext:value-type="float">
            <text:p>2</text:p>
          </table:table-cell>
          <table:table-cell table:formula="of:=IF([.B3]=&quot;&quot;;&quot;&quot;;[.B3]*[.C3])" office:value-type="float" office:value="83" calcext:value-type="float">
            <text:p>83</text:p>
          </table:table-cell>
          <table:table-cell table:formula="of:=IF([.B3]=&quot;&quot;;&quot;&quot;;[.D3]*[.F3]/100)"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formula="of:=IF([.B3]=&quot;&quot;;&quot;&quot;;[.D3]+[.E3])"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IF([.B4]=&quot;&quot;;&quot;&quot;;[.B4]*[.C4])" office:value-type="float" office:value="1.5" calcext:value-type="float">
            <text:p>1,5</text:p>
          </table:table-cell>
          <table:table-cell table:formula="of:=IF([.B4]=&quot;&quot;;&quot;&quot;;[.D4]*[.F4]/100)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IF([.B4]=&quot;&quot;;&quot;&quot;;[.D4]+[.E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5]=&quot;&quot;;&quot;&quot;;[.B5]*[.C5])">
            <text:p/>
          </table:table-cell>
          <table:table-cell table:formula="of:=IF([.B5]=&quot;&quot;;&quot;&quot;;[.D5]*[.F5]/100)">
            <text:p/>
          </table:table-cell>
          <table:table-cell/>
          <table:table-cell table:formula="of:=IF([.B5]=&quot;&quot;;&quot;&quot;;[.D5]+[.E5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6]=&quot;&quot;;&quot;&quot;;[.B6]*[.C6])">
            <text:p/>
          </table:table-cell>
          <table:table-cell table:formula="of:=IF([.B6]=&quot;&quot;;&quot;&quot;;[.D6]*[.F6]/100)">
            <text:p/>
          </table:table-cell>
          <table:table-cell/>
          <table:table-cell table:formula="of:=IF([.B6]=&quot;&quot;;&quot;&quot;;[.D6]+[.E6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7]=&quot;&quot;;&quot;&quot;;[.B7]*[.C7])">
            <text:p/>
          </table:table-cell>
          <table:table-cell table:formula="of:=IF([.B7]=&quot;&quot;;&quot;&quot;;[.D7]*[.F7]/100)">
            <text:p/>
          </table:table-cell>
          <table:table-cell/>
          <table:table-cell table:formula="of:=IF([.B7]=&quot;&quot;;&quot;&quot;;[.D7]+[.E7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8]=&quot;&quot;;&quot;&quot;;[.B8]*[.C8])">
            <text:p/>
          </table:table-cell>
          <table:table-cell table:formula="of:=IF([.B8]=&quot;&quot;;&quot;&quot;;[.D8]*[.F8]/100)">
            <text:p/>
          </table:table-cell>
          <table:table-cell/>
          <table:table-cell table:formula="of:=IF([.B8]=&quot;&quot;;&quot;&quot;;[.D8]+[.E8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9]=&quot;&quot;;&quot;&quot;;[.B9]*[.C9])">
            <text:p/>
          </table:table-cell>
          <table:table-cell table:formula="of:=IF([.B9]=&quot;&quot;;&quot;&quot;;[.D9]*[.F9]/100)">
            <text:p/>
          </table:table-cell>
          <table:table-cell/>
          <table:table-cell table:formula="of:=IF([.B9]=&quot;&quot;;&quot;&quot;;[.D9]+[.E9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10]=&quot;&quot;;&quot;&quot;;[.B10]*[.C10])">
            <text:p/>
          </table:table-cell>
          <table:table-cell table:formula="of:=IF([.B10]=&quot;&quot;;&quot;&quot;;[.D10]*[.F10]/100)">
            <text:p/>
          </table:table-cell>
          <table:table-cell/>
          <table:table-cell table:formula="of:=IF([.B10]=&quot;&quot;;&quot;&quot;;[.D10]+[.E10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11]=&quot;&quot;;&quot;&quot;;[.B11]*[.C11])">
            <text:p/>
          </table:table-cell>
          <table:table-cell table:formula="of:=IF([.B11]=&quot;&quot;;&quot;&quot;;[.D11]*[.F11]/100)">
            <text:p/>
          </table:table-cell>
          <table:table-cell/>
          <table:table-cell table:formula="of:=IF([.B11]=&quot;&quot;;&quot;&quot;;[.D11]+[.E11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12]=&quot;&quot;;&quot;&quot;;[.B12]*[.C12])">
            <text:p/>
          </table:table-cell>
          <table:table-cell table:formula="of:=IF([.B12]=&quot;&quot;;&quot;&quot;;[.D12]*[.F12]/100)">
            <text:p/>
          </table:table-cell>
          <table:table-cell/>
          <table:table-cell table:formula="of:=IF([.B12]=&quot;&quot;;&quot;&quot;;[.D12]+[.E12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13]=&quot;&quot;;&quot;&quot;;[.B13]*[.C13])">
            <text:p/>
          </table:table-cell>
          <table:table-cell table:formula="of:=IF([.B13]=&quot;&quot;;&quot;&quot;;[.D13]*[.F13]/100)">
            <text:p/>
          </table:table-cell>
          <table:table-cell/>
          <table:table-cell table:formula="of:=IF([.B13]=&quot;&quot;;&quot;&quot;;[.D13]+[.E13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14]=&quot;&quot;;&quot;&quot;;[.B14]*[.C14])">
            <text:p/>
          </table:table-cell>
          <table:table-cell table:formula="of:=IF([.B14]=&quot;&quot;;&quot;&quot;;[.D14]*[.F14]/100)">
            <text:p/>
          </table:table-cell>
          <table:table-cell/>
          <table:table-cell table:formula="of:=IF([.B14]=&quot;&quot;;&quot;&quot;;[.D14]+[.E14]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repeated="2"/>
          <table:table-cell table:formula="of:=IF([.B15]=&quot;&quot;;&quot;&quot;;[.B15]*[.C15])">
            <text:p/>
          </table:table-cell>
          <table:table-cell table:formula="of:=IF([.B15]=&quot;&quot;;&quot;&quot;;[.D15]*[.F15]/100)">
            <text:p/>
          </table:table-cell>
          <table:table-cell/>
          <table:table-cell table:formula="of:=IF([.B15]=&quot;&quot;;&quot;&quot;;[.D15]+[.E15])">
            <text:p/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SUM([.D2:.D15])" office:value-type="float" office:value="224" calcext:value-type="float">
            <text:p>2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ipping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formula="of:=IF([.B17]=&quot;&quot;;&quot;&quot;;[.B17]*[.C17])" office:value-type="float" office:value="4" calcext:value-type="float">
            <text:p>4</text:p>
          </table:table-cell>
          <table:table-cell table:formula="of:=IF([.B17]=&quot;&quot;;&quot;&quot;;[.D17]*[.F17]/100)" office:value-type="float" office:value="4" calcext:value-type="float">
            <text:p>4</text:p>
          </table:table-cell>
          <table:table-cell table:style-name="ce10" table:formula="of:=MAX([.F2:.F15])" office:value-type="float" office:value="100" calcext:value-type="float">
            <text:p>100</text:p>
          </table:table-cell>
          <table:table-cell table:formula="of:=IF([.B17]=&quot;&quot;;&quot;&quot;;[.D17]+[.E17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ax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SUM([.E2:.E17])" office:value-type="float" office:value="115.005" calcext:value-type="float">
            <text:p>115,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ndTota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formula="of:=[.G16]+[.D17]+[.G18]" office:value-type="float" office:value="343.005" calcext:value-type="float">
            <text:p>343,005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</table:table>
      <table:table table:name="Shopware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3"/>
          <table:table-cell table:style-name="ce13" office:value-type="string" calcext:value-type="string">
            <text:p>Anzahl</text:p>
          </table:table-cell>
          <table:table-cell table:style-name="ce13" office:value-type="string" calcext:value-type="string">
            <text:p>Preis</text:p>
          </table:table-cell>
          <table:table-cell table:style-name="ce13" office:value-type="string" calcext:value-type="string">
            <text:p>Gesamt</text:p>
          </table:table-cell>
          <table:table-cell table:style-name="ce13" office:value-type="string" calcext:value-type="string">
            <text:p>Steuer</text:p>
          </table:table-cell>
          <table:table-cell table:style-name="ce13" office:value-type="string" calcext:value-type="string">
            <text:p>SteuerSumme</text:p>
          </table:table-cell>
          <table:table-cell table:style-name="ce13"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14">
            <text:p>Produkt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IF([.B2]=&quot;&quot;;&quot;&quot;;[.B2]*[.C2])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IF([.B2]=&quot;&quot;;&quot;&quot;;[.D2]-([.D2]/(1+[.E2]/100)))" office:value-type="float" office:value="14.3697478991597" calcext:value-type="float">
            <text:p>14,3697478992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table:formula="of:=IF([.B3]=&quot;&quot;;&quot;&quot;;[.B3]*[.C3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[.B3]=&quot;&quot;;&quot;&quot;;[.D3]-([.D3]/(1+[.E3]/100)))" office:value-type="float" office:value="0.159663865546218" calcext:value-type="float">
            <text:p>0,1596638655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4]=&quot;&quot;;&quot;&quot;;[.B4]*[.C4])">
            <text:p/>
          </table:table-cell>
          <table:table-cell/>
          <table:table-cell table:formula="of:=IF([.B4]=&quot;&quot;;&quot;&quot;;[.D4]-([.D4]/(1+[.E4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5]=&quot;&quot;;&quot;&quot;;[.B5]*[.C5])">
            <text:p/>
          </table:table-cell>
          <table:table-cell/>
          <table:table-cell table:formula="of:=IF([.B5]=&quot;&quot;;&quot;&quot;;[.D5]-([.D5]/(1+[.E5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6]=&quot;&quot;;&quot;&quot;;[.B6]*[.C6])">
            <text:p/>
          </table:table-cell>
          <table:table-cell/>
          <table:table-cell table:formula="of:=IF([.B6]=&quot;&quot;;&quot;&quot;;[.D6]-([.D6]/(1+[.E6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7]=&quot;&quot;;&quot;&quot;;[.B7]*[.C7])">
            <text:p/>
          </table:table-cell>
          <table:table-cell/>
          <table:table-cell table:formula="of:=IF([.B7]=&quot;&quot;;&quot;&quot;;[.D7]-([.D7]/(1+[.E7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8]=&quot;&quot;;&quot;&quot;;[.B8]*[.C8])">
            <text:p/>
          </table:table-cell>
          <table:table-cell/>
          <table:table-cell table:formula="of:=IF([.B8]=&quot;&quot;;&quot;&quot;;[.D8]-([.D8]/(1+[.E8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9]=&quot;&quot;;&quot;&quot;;[.B9]*[.C9])">
            <text:p/>
          </table:table-cell>
          <table:table-cell/>
          <table:table-cell table:formula="of:=IF([.B9]=&quot;&quot;;&quot;&quot;;[.D9]-([.D9]/(1+[.E9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10]=&quot;&quot;;&quot;&quot;;[.B10]*[.C10])">
            <text:p/>
          </table:table-cell>
          <table:table-cell/>
          <table:table-cell table:formula="of:=IF([.B10]=&quot;&quot;;&quot;&quot;;[.D10]-([.D10]/(1+[.E10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11]=&quot;&quot;;&quot;&quot;;[.B11]*[.C11])">
            <text:p/>
          </table:table-cell>
          <table:table-cell/>
          <table:table-cell table:formula="of:=IF([.B11]=&quot;&quot;;&quot;&quot;;[.D11]-([.D11]/(1+[.E11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12]=&quot;&quot;;&quot;&quot;;[.B12]*[.C12])">
            <text:p/>
          </table:table-cell>
          <table:table-cell/>
          <table:table-cell table:formula="of:=IF([.B12]=&quot;&quot;;&quot;&quot;;[.D12]-([.D12]/(1+[.E12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13]=&quot;&quot;;&quot;&quot;;[.B13]*[.C13])">
            <text:p/>
          </table:table-cell>
          <table:table-cell/>
          <table:table-cell table:formula="of:=IF([.B13]=&quot;&quot;;&quot;&quot;;[.D13]-([.D13]/(1+[.E13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14]=&quot;&quot;;&quot;&quot;;[.B14]*[.C14])">
            <text:p/>
          </table:table-cell>
          <table:table-cell/>
          <table:table-cell table:formula="of:=IF([.B14]=&quot;&quot;;&quot;&quot;;[.D14]-([.D14]/(1+[.E14]/100))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formula="of:=IF([.B15]=&quot;&quot;;&quot;&quot;;[.B15]*[.C15])">
            <text:p/>
          </table:table-cell>
          <table:table-cell/>
          <table:table-cell table:formula="of:=IF([.B15]=&quot;&quot;;&quot;&quot;;[.D15]-([.D15]/(1+[.E15]/100)))">
            <text:p/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sand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B16]=&quot;&quot;;&quot;&quot;;[.B16]*[.C16])" office:value-type="float" office:value="1" calcext:value-type="float">
            <text:p>1</text:p>
          </table:table-cell>
          <table:table-cell table:style-name="ce10" table:formula="of:=MAX([.E2:.E15])" office:value-type="float" office:value="19" calcext:value-type="float">
            <text:p>19</text:p>
          </table:table-cell>
          <table:table-cell table:formula="of:=IF([.B16]=&quot;&quot;;&quot;&quot;;[.D16]-([.D16]/(1+[.E16]/100)))" office:value-type="float" office:value="0.159663865546218" calcext:value-type="float">
            <text:p>0,159663865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esamt Netto</text:p>
          </table:table-cell>
          <table:table-cell table:number-columns-repeated="2"/>
          <table:table-cell table:style-name="Default"/>
          <table:table-cell table:style-name="ce10" table:formula="of:=SUM([.D1:.D16])-SUM([.F2:.F16])" office:value-type="float" office:value="77.3109243697479" calcext:value-type="float">
            <text:p>77,310924369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samt Brutto</text:p>
          </table:table-cell>
          <table:table-cell table:number-columns-repeated="2"/>
          <table:table-cell table:style-name="Default"/>
          <table:table-cell table:style-name="ce10" table:formula="of:=SUM([.D2:.D16])" office:value-type="float" office:value="92" calcext:value-type="float">
            <text:p>9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office:value-type="string" calcext:value-type="string">
            <text:p>Steuer</text:p>
          </table:table-cell>
          <table:table-cell table:style-name="ce7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17" office:value-type="float" office:value="19" calcext:value-type="float">
            <text:p>19</text:p>
          </table:table-cell>
          <table:table-cell table:style-name="ce18" office:value-type="float" office:value="14.5294117647059" calcext:value-type="float">
            <text:p>14,5294117647</text:p>
          </table:table-cell>
          <table:table-cell/>
          <table:table-cell table:style-name="Default"/>
          <table:table-cell table:number-columns-repeated="1020"/>
        </table:table-row>
      </table:table>
      <table:table table:name="Prestashop" table:style-name="ta1"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1020" table:default-cell-style-name="Default"/>
        <table:table-row table:style-name="ro1">
          <table:table-cell table:style-name="ce13"/>
          <table:table-cell table:style-name="ce13" office:value-type="string" calcext:value-type="string">
            <text:p>Einzelpreis</text:p>
          </table:table-cell>
          <table:table-cell table:style-name="ce13" office:value-type="string" calcext:value-type="string">
            <text:p>Anzahl</text:p>
          </table:table-cell>
          <table:table-cell table:style-name="ce13" office:value-type="string" calcext:value-type="string">
            <text:p>Gesamt</text:p>
          </table:table-cell>
          <table:table-cell table:style-name="ce13"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14">
            <text:p>Produkt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IF([.B2]=&quot;&quot;;&quot;&quot;;[.C2]*[.B2]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3]=&quot;&quot;;&quot;&quot;;[.C3]*[.B3]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4]=&quot;&quot;;&quot;&quot;;[.C4]*[.B4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5]=&quot;&quot;;&quot;&quot;;[.C5]*[.B5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6]=&quot;&quot;;&quot;&quot;;[.C6]*[.B6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7]=&quot;&quot;;&quot;&quot;;[.C7]*[.B7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8]=&quot;&quot;;&quot;&quot;;[.C8]*[.B8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9]=&quot;&quot;;&quot;&quot;;[.C9]*[.B9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10]=&quot;&quot;;&quot;&quot;;[.C10]*[.B10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11]=&quot;&quot;;&quot;&quot;;[.C11]*[.B11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12]=&quot;&quot;;&quot;&quot;;[.C12]*[.B12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13]=&quot;&quot;;&quot;&quot;;[.C13]*[.B13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14]=&quot;&quot;;&quot;&quot;;[.C14]*[.B14])">
            <text:p/>
          </table:table-cell>
          <table:table-cell table:number-columns-repeated="1020"/>
        </table:table-row>
        <table:table-row table:style-name="ro1">
          <table:covered-table-cell/>
          <table:table-cell table:number-columns-repeated="2"/>
          <table:table-cell table:formula="of:=IF([.B15]=&quot;&quot;;&quot;&quot;;[.C15]*[.B15])">
            <text:p/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tikel</text:p>
          </table:table-cell>
          <table:table-cell table:number-columns-repeated="2"/>
          <table:table-cell table:formula="of:=SUM([.D2:.D15]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rsand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samt</text:p>
          </table:table-cell>
          <table:table-cell table:number-columns-repeated="2"/>
          <table:table-cell table:style-name="Default" table:formula="of:=SUM([.D16:.D17])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</table:table>
      <table:named-expressions/>
      <table:data-pilot-tables>
        <table:data-pilot-table table:name="DataPilot1" table:application-data="" table:target-range-address="OsCommerce.E18:OsCommerce.E18" table:buttons="" table:grand-total="none" table:ignore-empty-rows="true" table:show-filter-button="false">
          <table:source-cell-range table:cell-range-address="OsCommerce.B1:OsCommerce.E6">
            <table:filter table:condition-source-range-address="">
              <table:filter-condition table:field-number="0" table:data-type="number" table:value="" table:operator="!empty"/>
            </table:filter>
          </table:source-cell-range>
          <table:data-pilot-field table:source-field-name="tax" table:orientation="row" table:used-hierarchy="0" table:function="auto">
            <table:data-pilot-level table:show-empty="false">
              <table:data-pilot-members>
                <table:data-pilot-member table:name="19" table:display="true" table:show-details="true"/>
                <table:data-pilot-member table:name="44" table:display="true" table:show-details="true"/>
                <table:data-pilot-member table:name="95" table:display="true" table:show-details="true"/>
                <table:data-pilot-member table:name="36" table:display="true" table:show-details="true"/>
                <table:data-pilot-member table:name="40" table:display="true" table:show-details="true"/>
                <table:data-pilot-member table:name="" table:display="true" table:show-details="true"/>
                <table:data-pilot-member table:name="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ncl" table:orientation="data" table:used-hierarchy="0" table:function="sum">
            <table:data-pilot-level table:show-empty="false">
              <table:data-pilot-members>
                <table:data-pilot-member table:name="8,15" table:display="true" table:show-details="true"/>
                <table:data-pilot-member table:name="12" table:display="true" table:show-details="true"/>
                <table:data-pilot-member table:name="17" table:display="true" table:show-details="true"/>
                <table:data-pilot-member table:name="68,95" table:display="true" table:show-details="true"/>
                <table:data-pilot-member table:name="Err:52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OsCommerce.A18:OsCommerce.B20" table:buttons="OsCommerce.A18" table:grand-total="none" table:ignore-empty-rows="true" table:show-filter-button="false">
          <table:source-cell-range table:cell-range-address="OsCommerce.B1:OsCommerce.G16">
            <table:filter table:condition-source-range-address="">
              <table:filter-condition table:field-number="0" table:data-type="number" table:value="" table:operator="!empty"/>
            </table:filter>
          </table:source-cell-range>
          <table:data-pilot-field table:source-field-name="tax" table:orientation="row" table:used-hierarchy="0" table:function="auto">
            <table:data-pilot-level table:show-empty="false">
              <table:data-pilot-members>
                <table:data-pilot-member table:name="19" table:display="true" table:show-details="true"/>
                <table:data-pilot-member table:name="28" table:display="true" table:show-details="true"/>
                <table:data-pilot-member table:name="Err:5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ax euro" table:orientation="data" table:used-hierarchy="0" table:function="sum">
            <table:data-pilot-level table:show-empty="false">
              <table:data-pilot-members>
                <table:data-pilot-member table:name="Err:5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hopware.A20:Shopware.B21" table:buttons="Shopware.A20" table:grand-total="none" table:show-filter-button="false" table:drill-down-on-double-click="false">
          <table:source-cell-range table:cell-range-address="Shopware.B1:Shopware.F15">
            <table:filter table:condition-source-range-address="">
              <table:filter-condition table:field-number="0" table:data-type="number" table:value="" table:operator="!empty"/>
            </table:filter>
          </table:source-cell-range>
          <table:data-pilot-field table:source-field-name="Steuer" table:orientation="row" table:used-hierarchy="0" table:function="auto">
            <table:data-pilot-level table:show-empty="false">
              <table:data-pilot-members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teuerSumme" table:orientation="data" table:used-hierarchy="0" table:function="sum">
            <table:data-pilot-level table:show-empty="false">
              <table:data-pilot-members>
                <table:data-pilot-member table:name="Err:5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.00.0000</text:date>, <text:time style:data-style-name="N2" text:time-value="0000-00-00T17:58:53.324218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6:53:49.194474385</meta:creation-date>
    <dc:date>2015-03-30T18:10:48.523753550</dc:date>
    <meta:editing-duration>PT5H18M28S</meta:editing-duration>
    <meta:editing-cycles>13</meta:editing-cycles>
    <meta:generator>LibreOffice/4.1.6.2$Linux_X86_64 LibreOffice_project/410$Build-2</meta:generator>
    <meta:document-statistic meta:table-count="4" meta:cell-count="225" meta:object-count="0"/>
  </office:meta>
</office:document-meta>
</file>